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416in" fo:margin-left="0.375in" fo:margin-right="0.175in">
        <style:tab-stops>
          <style:tab-stop style:type="left" style:position="0.12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 fo:margin-bottom="0.0416in" fo:margin-left="0.375in" fo:margin-right="0.175in">
        <style:tab-stops>
          <style:tab-stop style:type="left" style:position="0.125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P3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4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5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6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7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8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9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10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11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12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13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14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15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16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17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18" style:parent-style-name="Standard" style:list-style-name="WW8Num1" style:family="paragraph">
      <style:paragraph-properties fo:text-align="justify" fo:margin-bottom="0.0416in"/>
      <style:text-properties style:font-name="Arial" style:font-name-complex="Arial" fo:font-size="10pt" style:font-size-asian="10pt" style:font-size-complex="11pt"/>
    </style:style>
    <style:style style:name="P19" style:parent-style-name="Standard" style:list-style-name="WW8Num1" style:family="paragraph">
      <style:paragraph-properties fo:text-align="justify" fo:margin-bottom="0.0416in"/>
    </style:style>
    <style:style style:name="T20" style:parent-style-name="Domyślnaczcionkaakapitu" style:family="text">
      <style:text-properties style:font-name="Arial" style:font-name-complex="Arial" fo:color="#000000" fo:font-size="10pt" style:font-size-asian="10pt" style:font-size-complex="11pt"/>
    </style:style>
    <style:style style:name="P21" style:parent-style-name="Standard" style:list-style-name="WW8Num1" style:family="paragraph">
      <style:paragraph-properties fo:text-align="justify" fo:margin-bottom="0.0416in"/>
      <style:text-properties style:font-name="Arial" style:font-name-complex="Arial" fo:font-size="10pt" style:font-size-asian="10pt" style:font-size-complex="11pt"/>
    </style:style>
    <style:style style:name="P22" style:parent-style-name="Standard" style:list-style-name="WW8Num1" style:family="paragraph">
      <style:paragraph-properties fo:text-align="justify" fo:margin-bottom="0.0416in"/>
    </style:style>
    <style:style style:name="T23" style:parent-style-name="Domyślnaczcionkaakapitu" style:family="text">
      <style:text-properties style:font-name="Arial" style:font-name-complex="Arial" fo:font-size="10pt" style:font-size-asian="10pt" style:font-size-complex="11pt"/>
    </style:style>
    <style:style style:name="T24" style:parent-style-name="Domyślnaczcionkaakapitu" style:family="text">
      <style:text-properties style:font-name="Arial" style:font-name-complex="Arial" style:text-position="super 65%" fo:font-size="10pt" style:font-size-asian="10pt" style:font-size-complex="11pt"/>
    </style:style>
    <style:style style:name="T25" style:parent-style-name="Domyślnaczcionkaakapitu" style:family="text">
      <style:text-properties style:font-name="Arial" style:font-name-complex="Arial" fo:font-size="10pt" style:font-size-asian="10pt" style:font-size-complex="11pt"/>
    </style:style>
    <style:style style:name="T26" style:parent-style-name="Domyślnaczcionkaakapitu" style:family="text">
      <style:text-properties style:font-name="Arial" style:font-name-complex="Arial" style:text-position="super 65%" fo:font-size="10pt" style:font-size-asian="10pt" style:font-size-complex="11pt"/>
    </style:style>
    <style:style style:name="T27" style:parent-style-name="Domyślnaczcionkaakapitu" style:family="text">
      <style:text-properties style:font-name="Arial" style:font-name-complex="Arial" fo:font-size="10pt" style:font-size-asian="10pt" style:font-size-complex="11pt"/>
    </style:style>
    <style:style style:name="T28" style:parent-style-name="Domyślnaczcionkaakapitu" style:family="text">
      <style:text-properties style:font-name="Arial" style:font-name-complex="Arial" style:text-position="super 65%" fo:font-size="10pt" style:font-size-asian="10pt" style:font-size-complex="11pt"/>
    </style:style>
    <style:style style:name="T29" style:parent-style-name="Domyślnaczcionkaakapitu" style:family="text">
      <style:text-properties style:font-name="Arial" style:font-name-complex="Arial" fo:font-size="10pt" style:font-size-asian="10pt" style:font-size-complex="11pt"/>
    </style:style>
    <style:style style:name="T30" style:parent-style-name="Domyślnaczcionkaakapitu" style:family="text">
      <style:text-properties style:font-name="Arial" style:font-name-complex="Arial" style:text-position="super 65%" fo:font-size="10pt" style:font-size-asian="10pt" style:font-size-complex="11pt"/>
    </style:style>
    <style:style style:name="P31" style:parent-style-name="Standard" style:list-style-name="WW8Num1" style:family="paragraph">
      <style:paragraph-properties fo:text-align="justify" fo:margin-bottom="0.0416in"/>
      <style:text-properties style:font-name="Arial" style:font-name-complex="Arial" fo:font-size="10pt" style:font-size-asian="10pt" style:font-size-complex="11pt"/>
    </style:style>
    <style:style style:name="P32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33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34" style:parent-style-name="Standard" style:list-style-name="WW8Num1" style:family="paragraph">
      <style:paragraph-properties fo:text-align="justify" fo:margin-bottom="0.0416in" fo:margin-right="-0.075in"/>
      <style:text-properties style:font-name="Arial" style:font-name-complex="Arial" fo:font-size="10pt" style:font-size-asian="10pt" style:font-size-complex="11pt"/>
    </style:style>
    <style:style style:name="P35" style:parent-style-name="Standard" style:family="paragraph">
      <style:paragraph-properties fo:text-align="justify"/>
      <style:text-properties style:font-name="Verdana" style:font-name-complex="Verdana" fo:font-weight="bold" style:font-weight-asian="bold" fo:font-size="10pt" style:font-size-asian="10pt" style:font-size-complex="11pt"/>
    </style:style>
    <style:style style:name="P36" style:parent-style-name="Standard" style:family="paragraph">
      <style:text-properties style:font-name="Verdana" style:font-name-complex="Verdana" fo:font-weight="bold" style:font-weight-asian="bold" fo:font-size="10pt" style:font-size-asian="10pt" style:font-size-complex="11pt"/>
    </style:style>
    <style:style style:name="P37" style:parent-style-name="Standard" style:family="paragraph">
      <style:text-properties style:font-name="Verdana" style:font-name-complex="Verdana" fo:font-weight="bold" style:font-weight-asian="bold" fo:font-size="10pt" style:font-size-asian="10pt" style:font-size-complex="11pt"/>
    </style:style>
    <style:style style:name="P38" style:parent-style-name="Standard" style:family="paragraph">
      <style:paragraph-properties fo:text-align="end"/>
      <style:text-properties style:font-name="Verdana" style:font-name-complex="Verdana" fo:font-weight="bold" style:font-weight-asian="bold" fo:font-size="10pt" style:font-size-asian="10pt" style:font-size-complex="11pt"/>
    </style:style>
    <style:style style:name="P39" style:parent-style-name="Standard" style:family="paragraph">
      <style:paragraph-properties fo:text-align="end"/>
    </style:style>
    <style:style style:name="T40" style:parent-style-name="Domyślnaczcionkaakapitu" style:family="text">
      <style:text-properties style:font-name="Verdana" style:font-name-complex="Verdana" fo:font-size="8pt" style:font-size-asian="8pt" style:font-size-complex="9pt"/>
    </style:style>
  </office:automatic-styles>
  <office:body>
    <office:text text:use-soft-page-breaks="true">
      <text:p text:style-name="P1">REGULAMIN TERAPII CENTRUM WSPARCIA PSYCHICZNEGO DLA DZIECI I MŁODZIEŻY W PILE<text:s/><text:line-break/>STOWARZYSZENIE MONAR</text:p>
      <text:p text:style-name="P2"/>
      <text:list text:style-name="WW8Num1">
        <text:list-item text:start-value="1">
          <text:p text:style-name="P3">W trakcie terapii pacjentów obowiązuje abstynencja alkoholowa, narkotykowa, dopalaczowa, hazardowa oraz od leków, które nie<text:s/>zostały zlecone przez lekarza.</text:p>
        </text:list-item>
        <text:list-item>
          <text:p text:style-name="P4">Na teren Centrum nie wolno wnosić, ani posiadać alkoholu ( kosmetyków na bazie alkoholu ) lub jakichkolwiek innych środków psychoaktywnych.</text:p>
        </text:list-item>
        <text:list-item>
          <text:p text:style-name="P5">Pacjentom na terenie Centrum nie wolno posiadać przy sobie żadnych leków (w tym witamin, maści, kropli, plush itp.) Jak również napojów energetycznych. Jedynym miejscem przeznaczonym do przechowywania<text:s/><text:line-break/>leków jest gabinet terapeuty/wychowawcy. Wyjątek od tego punktu stanowią leki ratujące życie, po konsultacji z terapeutami. W takim przypadku nazwisko pacjenta uprawnionego do posiadania przy sobie leku musi być wpisane do zeszytu znajdującego się u terapeuty/wychowawcy.</text:p>
        </text:list-item>
        <text:list-item>
          <text:p text:style-name="P6">Podczas pobytu na terapii obowiązuje zasada abstynencji seksualnej.</text:p>
        </text:list-item>
        <text:list-item>
          <text:p text:style-name="P7">W Centrum obowiązuje bezwzględny zakaz zachowań agresywnych, w tym: agresji fizycznej, słownej, <text:s text:c="13"/>prowokacji oraz autoagresji.</text:p>
        </text:list-item>
        <text:list-item>
          <text:p text:style-name="P8">W Centrum obowiązuje zasada uczciwości i prawdomówności. Poważne naruszenie tych zasad <text:s/>(np. kradzież) może skutkować natychmiastowym usunięciem z ośrodka.</text:p>
        </text:list-item>
        <text:list-item>
          <text:p text:style-name="P9">Uczestniczenie w terapii wyklucza jednoczesne załatwianie spraw, które kolidują z procesem <text:s/>terapeutycznym.</text:p>
        </text:list-item>
        <text:list-item>
          <text:p text:style-name="P10">Pacjent z chwilą przyjęcia musi mieć przyznanego opiekuna. Opiekuna przydziela prezes z chwilą wejścia na oddział. Opiekunem może być osoba będąca na terapii co najmniej dwa tygodnie. Do obowiązków opiekuna należy m.in. niezwłoczne zapoznanie z zasadami i ustaleniami obowiązującymi w Centrum i w oddziale.</text:p>
        </text:list-item>
        <text:list-item>
          <text:p text:style-name="P11">W Centrum obowiązuje zakaz tworzenia par, wchodzenia w związki w trakcie pobytu.</text:p>
        </text:list-item>
        <text:list-item>
          <text:p text:style-name="P12">W Centrum nie wolno<text:s/>tworzyć układów, podgrup („grup trzymających władzę”), wchodzić w zbyt bliskie <text:s/>relacje, które powodują izolowanie się od grupy, brak obiektywności.</text:p>
        </text:list-item>
        <text:list-item>
          <text:p text:style-name="P13">W pokoju mogą przebywać tylko osoby tam mieszkające oraz osoby pełniące obowiązki w ramach funkcji SOM.</text:p>
        </text:list-item>
        <text:list-item>
          <text:p text:style-name="P14">W Centrum obowiązuje tajemnica terapii – zakaz rozmów na temat przebiegu terapii na zewnątrz (korytarze, palarnia, pokoje, taras itd.) O terapii – na terapii.</text:p>
        </text:list-item>
        <text:list-item>
          <text:p text:style-name="P15">Nie wolno udzielać żadnych informacji na temat pacjentów innym mieszkańcom ośrodka, jak również <text:s text:c="13"/>osobom spoza ośrodka.</text:p>
        </text:list-item>
        <text:list-item>
          <text:p text:style-name="P16">Pacjent może zostać poddany badaniu na obecność alkoholu, innych środków psychoaktywnych jak również jego rzeczy osobiste mogą zostać poddane rewizji.</text:p>
        </text:list-item>
        <text:list-item>
          <text:p text:style-name="P17">Przepustki są udzielane tylko w wyjątkowych przypadkach i muszą być uzgodnione wcześniej z terapeutą prowadzącym i zaakceptowane przez grupę oraz bezwzględnie odnotowane w Zeszycie Wyjść u terapeutów oraz na dyżurce (z zaznaczeniem, jeśli jest to wyjście do innej placówki Służby Zdrowia).</text:p>
        </text:list-item>
        <text:list-item>
          <text:p text:style-name="P18">Centrum nie odpowiada za nieodebrane depozyty. Po<text:s/>14<text:s/>dniach nieodebrany depozyt zostaje usunięty.</text:p>
        </text:list-item>
        <text:list-item>
          <text:p text:style-name="P19"><text:span text:style-name="T20">Wyjścia poza Centrum w formie spacerów możliwe są <text:s/>Jeden raz – dwie godziny, . Pod opieką terapeuty/wychowawcy (pierwsze 3 mies).</text:span></text:p>
        </text:list-item>
        <text:list-item>
          <text:p text:style-name="P21">Wszelkie formy terapeutyczne – terapia indywidualna, grupowa i inne zajęcia są obowiązkowe.</text:p>
        </text:list-item>
        <text:list-item>
          <text:p text:style-name="P22"><text:span text:style-name="T23">Cisza nocna trwa w dni powszednie od godziny 22</text:span><text:span text:style-name="T24">00</text:span><text:span text:style-name="T25"><text:s/>do 06</text:span><text:span text:style-name="T26">00</text:span><text:span text:style-name="T27"><text:s/>w sobotę od 23</text:span><text:span text:style-name="T28">00<text:s/></text:span><text:span text:style-name="T29">do 06</text:span><text:span text:style-name="T30">00</text:span></text:p>
        </text:list-item>
        <text:list-item>
          <text:p text:style-name="P31">W trakcie terapii zaleca się nie korzystanie z <text:s/>telefonu oraz komunikatorów internetowych.</text:p>
        </text:list-item>
        <text:list-item>
          <text:p text:style-name="P32">Łamanie kontraktu może spowodować usunięcie z grupy,<text:s/>zwłaszcza, gdy jest permanentne. Celowe łamanie regulaminu / ustaleń jest równoznaczne z rozwiązaniem kontraktu ( np. Nie pójdę na zajęcia bo nie mam jeszcze żadnego ostrzeżenia)</text:p>
        </text:list-item>
        <text:list-item>
          <text:p text:style-name="P33">Decyzja pacjenta o rezygnacji z terapii jest równoznaczna z natychmiastowym opuszczeniem ośrodka <text:s text:c="15"/>( nie ma możliwości wyznaczenia sobie terminu „nieukończenia terapii”).</text:p>
        </text:list-item>
        <text:list-item>
          <text:p text:style-name="P34">Za rzeczy pozostawione na terenie Centrum po opuszczeniu placówki społeczność i kadra nie ponoszą <text:s text:c="14"/>odpowiedzialności.</text:p>
        </text:list-item>
      </text:list>
      <text:p text:style-name="P35"/>
      <text:p text:style-name="P36"/>
      <text:p text:style-name="P37"><text:s/></text:p>
      <text:p text:style-name="P38">………………………………….</text:p>
      <text:p text:style-name="P39"><text:span text:style-name="T40">podp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Lista" style:display-name="Lista" style:family="paragraph" style:parent-style-name="Textbody">
      <style:text-properties style:font-name-complex="Lucida Sans" fo:hyphenate="tru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true"/>
    </style:style>
    <style:style style:name="Footnote" style:display-name="Footnote" style:family="paragraph" style:parent-style-name="Standard">
      <style:text-properties fo:font-size="10pt" style:font-size-asian="10pt" style:font-size-complex="10pt" fo:hyphenate="true"/>
    </style:style>
    <style:style style:name="WW8Num1z0" style:display-name="WW8Num1z0" style:family="text">
      <style:text-properties style:font-name="Arial" style:font-name-complex="Arial" fo:font-size="10pt" style:font-size-asian="10pt" style:font-size-complex="10pt"/>
    </style:style>
    <style:style style:name="WW8Num2z0" style:display-name="WW8Num2z0" style:family="text">
      <style:text-properties style:font-name="Arial" style:font-name-complex="Arial" fo:font-size="10pt" style:font-size-asian="10pt" style:font-size-complex="11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FootnoteSymbol" style:display-name="Footnote Symbol" style:family="text">
      <style:text-properties style:text-position="super 66.6%"/>
    </style:style>
    <style:style style:name="WW_CharLFO1LVL1" style:family="text">
      <style:text-properties style:font-name="Arial" style:font-name-complex="Arial" fo:font-size="10pt" style:font-size-asian="10pt" style:font-size-complex="10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complex="Arial" fo:font-size="10pt" style:font-size-asian="10pt" style:font-size-complex="11pt"/>
    </style:style>
    <text:list-style style:name="WW8Num2" style:display-name="WW8Num2">
      <text:list-level-style-number text:level="1" text:style-name="WW_CharLFO2LVL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5909in" fo:margin-bottom="0.7875in" fo:margin-right="0.510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REGULAMIN ODDZIAŁU TERAPII KRÓTKOTERMINOWEJ</dc:title>
    <meta:initial-creator>MONAR-MARKOT</meta:initial-creator>
    <dc:creator>Daniel Otto</dc:creator>
    <meta:creation-date>2019-07-21T17:37:00Z</meta:creation-date>
    <dc:date>2023-09-11T12:31:00Z</dc:date>
    <meta:print-date>2023-09-11T12:31:00Z</meta:print-date>
    <meta:template xlink:href="Normal.dotm" xlink:type="simple"/>
    <meta:editing-cycles>7</meta:editing-cycles>
    <meta:editing-duration>PT5220S</meta:editing-duration>
    <meta:document-statistic meta:page-count="1" meta:paragraph-count="7" meta:word-count="542" meta:character-count="3792" meta:row-count="27" meta:non-whitespace-character-count="3257"/>
  </office:meta>
</office:document-meta>
</file>